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3.953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9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ckground 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Background #</text:p>
          </table:table-cell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Grid</text:p>
          </table:table-cell>
          <table:table-cell table:style-name="ce10" office:value-type="string" calcext:value-type="string">
            <text:p>Viewing</text:p>
          </table:table-cell>
          <table:table-cell table:style-name="ce12" office:value-type="string" calcext:value-type="string">
            <text:p>Comments</text:p>
          </table:table-cell>
          <table:table-cell table:style-name="ce14" table:number-columns-repeated="2"/>
          <table:table-cell table:style-name="ce15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mallest bush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ills 1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ills 2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mallest hill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mallest hill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Hills 3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Hills 4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ig hills 1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ig hills 2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ig hills 3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MB3 level end 2x2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SMB3 level end 2x2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SMB3 level end border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iles 2x2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tiles 4x4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Small fortres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ig fortres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ras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ras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ras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ushroom trunk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ushroom trunk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small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small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small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ush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ush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Arrow plat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Groun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ig bush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ig bush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Abstract clou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Abstract clou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Key hole</text:p>
          </table:table-cell>
          <table:table-cell table:style-name="ce7" office:value-type="string" calcext:value-type="string">
            <text:p>Secret Exit (need a key)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Horisontal air-screw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cactu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Palm tre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and 2x2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and 4x4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Ground 2x2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Groun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Wooden 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Wooden 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Lamp rop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Lamp rop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Gray brick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Sipder web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rotten handrail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rotten handrail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rotten handrail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Tree trunk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Tree crow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Tree crow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Tree crow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Tree crow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Tree branch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Tree branch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Tree crow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SMB3 level end 4x4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SMB3 level end 1x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alm tre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alm tre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Woode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fall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Smallest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Vertical air-screw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Vertical air-screw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Reverser path</text:p>
          </table:table-cell>
          <table:table-cell table:style-name="ce7" office:value-type="string" calcext:value-type="string">
            <text:p>Platform's moving reverse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Horisontal path</text:p>
          </table:table-cell>
          <table:table-cell table:style-name="ce7" office:value-type="string" calcext:value-type="string">
            <text:p>Platform's moving path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Vertical path</text:p>
          </table:table-cell>
          <table:table-cell table:style-name="ce7" office:value-type="string" calcext:value-type="string">
            <text:p>Platform's moving path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45 º right path</text:p>
          </table:table-cell>
          <table:table-cell table:style-name="ce7" office:value-type="string" calcext:value-type="string">
            <text:p>Platform's moving path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45 º left path</text:p>
          </table:table-cell>
          <table:table-cell table:style-name="ce7" office:value-type="string" calcext:value-type="string">
            <text:p>Platform's moving path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Stell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Gree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iolet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ow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lack til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Smallest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Smallest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Little tre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Little tre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Frossen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Doble wooden door</text:p>
          </table:table-cell>
          <table:table-cell table:style-name="ce7" office:value-type="string" calcext:value-type="string">
            <text:p>Doo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Red door</text:p>
          </table:table-cell>
          <table:table-cell table:style-name="ce7" office:value-type="string" calcext:value-type="string">
            <text:p>Doo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Doble door</text:p>
          </table:table-cell>
          <table:table-cell table:style-name="ce7" office:value-type="string" calcext:value-type="string">
            <text:p>Doo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tical chai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Lamp rop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Lamp rop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Red lamp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lue lamp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Door lock</text:p>
          </table:table-cell>
          <table:table-cell table:style-name="ce7" office:value-type="string" calcext:value-type="string">
            <text:p>Door Lock mark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Glass til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Reverser path</text:p>
          </table:table-cell>
          <table:table-cell table:style-name="ce7" office:value-type="string" calcext:value-type="string">
            <text:p>Platform's moving reverse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Horisontal black chai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tical black chai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Thron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ig red double door</text:p>
          </table:table-cell>
          <table:table-cell table:style-name="ce7" office:value-type="string" calcext:value-type="string">
            <text:p>Doo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lue double door</text:p>
          </table:table-cell>
          <table:table-cell table:style-name="ce7" office:value-type="string" calcext:value-type="string">
            <text:p>Doo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Smallest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Wooden door</text:p>
          </table:table-cell>
          <table:table-cell table:style-name="ce7" office:value-type="string" calcext:value-type="string">
            <text:p>Doo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lue sprout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Gold sprout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cactu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one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one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one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Sand hill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Red block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Red block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Red block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Gray brick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lue 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lue 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face til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Iron 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Iron 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Iron colom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Tourch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Sleeping princess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Little tre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Little tre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small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small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small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Smallest hill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Smallest fenc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Checkpoint gateway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Checkpoint gateway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Checkpoint gateway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Checkpoint gateway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Checkpoint gateway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Ghost house block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Ghost house block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Big gray double door</text:p>
          </table:table-cell>
          <table:table-cell table:style-name="ce7" office:value-type="string" calcext:value-type="string">
            <text:p>Doo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Exit gateway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Exit gateway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Exit gateway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Exit gateway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Ghost house block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Suspended chain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Vegetable funnel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Vegetable funnel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Phanto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seawee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seawee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seawee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seawee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seawee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seawee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seawee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Falls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start (not in tools)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Clou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tool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Tabl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Water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seawee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seawee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Falls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 Bubble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Fence</text:p>
          </table:table-cell>
          <table:table-cell table:style-name="ce7" office:value-type="string" calcext:value-type="string">
            <text:p>Ladd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 office:value-type="string" calcext:value-type="string">
            <text:p>Can climb</text:p>
          </table:table-cell>
          <table:table-cell table:number-columns-repeated="101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Quicksand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Quicksand</text:p>
          </table:table-cell>
          <table:table-cell table:style-name="ce7" office:value-type="string" calcext:value-type="string">
            <text:p>Water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Fore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Quicksan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Quicksand</text:p>
          </table:table-cell>
          <table:table-cell table:style-name="ce7" office:value-type="string" calcext:value-type="string">
            <text:p>Scenery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Background</text:p>
          </table:table-cell>
          <table:table-cell table:style-name="ce13"/>
          <table:table-cell table:number-columns-repeated="1018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.00.0000</text:date>, <text:time style:data-style-name="N2" text:time-value="22:28:49.9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21M13S</meta:editing-duration>
    <meta:editing-cycles>118</meta:editing-cycles>
    <meta:generator>LibreOffice/4.2.0.4$Windows_x86 LibreOffice_project/05dceb5d363845f2cf968344d7adab8dcfb2ba71</meta:generator>
    <dc:date>2014-03-08T22:32:34.342000000</dc:date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